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homa" svg:font-family="Tahom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a946" officeooo:paragraph-rsid="0004a946"/>
    </style:style>
    <style:style style:name="P2" style:family="paragraph" style:parent-style-name="Standard">
      <style:text-properties officeooo:rsid="000598ac" officeooo:paragraph-rsid="000598ac"/>
    </style:style>
    <style:style style:name="P3" style:family="paragraph" style:parent-style-name="Standard">
      <style:text-properties officeooo:rsid="000598ac" officeooo:paragraph-rsid="000598ac"/>
    </style:style>
    <style:style style:name="P4" style:family="paragraph" style:parent-style-name="Standard">
      <style:text-properties officeooo:rsid="000598ac" officeooo:paragraph-rsid="000712b5"/>
    </style:style>
    <style:style style:name="P5" style:family="paragraph" style:parent-style-name="Standard">
      <style:text-properties fo:color="#ff0000" officeooo:rsid="000598ac" officeooo:paragraph-rsid="000712b5"/>
    </style:style>
    <style:style style:name="P6" style:family="paragraph" style:parent-style-name="Standard">
      <style:text-properties fo:color="#ff0000" officeooo:paragraph-rsid="000712b5"/>
    </style:style>
    <style:style style:name="P7" style:family="paragraph" style:parent-style-name="Standard">
      <style:text-properties officeooo:rsid="0006bde9" officeooo:paragraph-rsid="000712b5"/>
    </style:style>
    <style:style style:name="P8" style:family="paragraph" style:parent-style-name="Standard">
      <style:text-properties officeooo:rsid="000712b5" officeooo:paragraph-rsid="000712b5"/>
    </style:style>
    <style:style style:name="T1" style:family="text">
      <style:text-properties officeooo:rsid="000712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 Amine</text:p>
      <text:p text:style-name="P1"/>
      <text:p text:style-name="P2">Je suis planté avec GIT, et je préfère créer un nouveau dossier pour y mettre mon travail.</text:p>
      <text:p text:style-name="P2"/>
      <text:p text:style-name="P2">J’ai travaillé avec mon ancienne méthode (fichier n+1, fichier n+2,… ) et pas du tout avec GIT. Ensuite j’ai tout copié dans le dossier git et quand j’ai fait un add, puis ensuite commit et push et là impossible, j’aurais du faire un push avant je pense. Je l’ai fait après et je ne sais pas comment déboguer le truc. Ce n’est pas grave, j’ai commencé à étudier le livre que Nicolas nous a conseillé.</text:p>
      <text:p text:style-name="P2"/>
      <text:p text:style-name="P2">Pendant 2 jours je vais travailler sur l’UE des réseau et je reprendrai ce travail ensuite, principalement pour travailler avec les exceptions en PHP.</text:p>
      <text:p text:style-name="P2"/>
      <text:p text:style-name="P2">A bientôt</text:p>
      <text:p text:style-name="P2">Noël</text:p>
      <text:p text:style-name="P2"/>
      <text:p text:style-name="P2"/>
      <text:p text:style-name="P6">Bonjour Noel,</text:p>
      <text:p text:style-name="P6"/>
      <text:p text:style-name="P6">Je comprends, pas de soucis, et je suis content pour toi pour avoir résolu ton problème bravo ^^.</text:p>
      <text:p text:style-name="P6">J’espère te voir au prochain atelier, ton cahier des charges est super intéressant, j’aimerais partager avec toi mon feedback.</text:p>
      <text:p text:style-name="P6">@+</text:p>
      <text:p text:style-name="P5">Amine</text:p>
      <text:p text:style-name="P5"/>
      <text:p text:style-name="P4"/>
      <text:p text:style-name="P7">Bonjour Amine,</text:p>
      <text:p text:style-name="P7">J’ai du me planter qqle part, je n’arrive pas à récupérer ta modification pour les commentaires…</text:p>
      <text:p text:style-name="P7"/>
      <text:p text:style-name="P7">Pas de souci, bien au contraire pour le feedback du cahier des charges.</text:p>
      <text:p text:style-name="P7">Il me semble qu’il faut que j’aille encore plus loin dans la précision et c’est un peu ce que j’essayais de faire <text:s/>avec mon fichier appelé maquette qui lui me servira uniquement pour la maquette graphique du site avant la charte graphique.</text:p>
      <text:p text:style-name="P7">J’ai étudié le livre sur Git. Je pourrais peut-être faire une branche maquette et une branche code pour fusionner les 2 par la suite ?</text:p>
      <text:p text:style-name="P7">Ou faut-il travailler les 2 simultanément ? En ce qui me concerne, je préfère dissocier les 2 pour y aller étape par étape dans chaque partie.</text:p>
      <text:p text:style-name="P7"/>
      <text:p text:style-name="P7">A bi<text:span text:style-name="T1">entôt</text:span></text:p>
      <text:p text:style-name="P8">Noë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ahoma" svg:font-family="Tahom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6:58:20.388000000</meta:creation-date>
    <dc:date>2018-03-27T15:35:24.084000000</dc:date>
    <meta:editing-duration>PT56M8S</meta:editing-duration>
    <meta:editing-cycles>4</meta:editing-cycles>
    <meta:generator>LibreOffice/6.0.1.1$Windows_x86 LibreOffice_project/60bfb1526849283ce2491346ed2aa51c465abfe6</meta:generator>
    <meta:document-statistic meta:table-count="0" meta:image-count="0" meta:object-count="0" meta:page-count="1" meta:paragraph-count="19" meta:word-count="289" meta:character-count="1618" meta:non-whitespace-character-count="1347"/>
  </office:meta>
</office:document-meta>
</file>